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427af"/>
    </style:style>
    <style:style style:name="P2" style:family="paragraph" style:parent-style-name="Standard">
      <style:text-properties officeooo:rsid="000427af" officeooo:paragraph-rsid="000427af"/>
    </style:style>
    <style:style style:name="P3" style:family="paragraph" style:parent-style-name="Text_20_body">
      <style:text-properties officeooo:rsid="000427af" officeooo:paragraph-rsid="000427af"/>
    </style:style>
    <style:style style:name="P4" style:family="paragraph" style:parent-style-name="Standard">
      <style:text-properties officeooo:rsid="000178bc" officeooo:paragraph-rsid="000178bc"/>
    </style:style>
    <style:style style:name="P5" style:family="paragraph" style:parent-style-name="Standard">
      <style:text-properties fo:font-weight="bold" officeooo:rsid="000178bc" officeooo:paragraph-rsid="000178bc" style:font-weight-asian="bold" style:font-weight-complex="bold"/>
    </style:style>
    <style:style style:name="P6" style:family="paragraph" style:parent-style-name="Standard">
      <style:text-properties officeooo:paragraph-rsid="000178bc"/>
    </style:style>
    <style:style style:name="P7" style:family="paragraph" style:parent-style-name="Standard">
      <style:text-properties officeooo:rsid="00032a41" officeooo:paragraph-rsid="00032a41"/>
    </style:style>
    <style:style style:name="P8" style:family="paragraph" style:parent-style-name="Standard">
      <style:text-properties officeooo:rsid="00032a41" officeooo:paragraph-rsid="000427af"/>
    </style:style>
    <style:style style:name="P9" style:family="paragraph" style:parent-style-name="Heading_20_1">
      <style:text-properties officeooo:rsid="000427af" officeooo:paragraph-rsid="000427af"/>
    </style:style>
    <style:style style:name="P10" style:family="paragraph" style:parent-style-name="Heading_20_1">
      <style:text-properties officeooo:paragraph-rsid="000427af"/>
    </style:style>
    <style:style style:name="P11" style:family="paragraph" style:parent-style-name="Standard">
      <style:text-properties officeooo:rsid="000178bc" officeooo:paragraph-rsid="000178bc"/>
    </style:style>
    <style:style style:name="P12" style:family="paragraph" style:parent-style-name="Standard">
      <style:paragraph-properties fo:break-before="page"/>
      <style:text-properties officeooo:rsid="0004c887" officeooo:paragraph-rsid="0004c887"/>
    </style:style>
    <style:style style:name="P13" style:family="paragraph" style:parent-style-name="Standard">
      <style:text-properties officeooo:rsid="0004c887" officeooo:paragraph-rsid="0004c887"/>
    </style:style>
    <style:style style:name="T1" style:family="text">
      <style:text-properties officeooo:rsid="000427af"/>
    </style:style>
    <style:style style:name="T2" style:family="text">
      <style:text-properties officeooo:rsid="00043b90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Hot head PID feedback</text:h>
      <text:p text:style-name="P1"/>
      <text:p text:style-name="P3">Original PID values KI = <text:s/>KP = KD =</text:p>
      <text:p text:style-name="P3">New PID values = KI = <text:s/>KP = KD =</text:p>
      <text:h text:style-name="P9" text:outline-level="1">Heat bed PID feedback</text:h>
      <text:p text:style-name="P3">Bed Original PID values <text:span text:style-name="T2">No PID just watermark</text:span></text:p>
      <text:p text:style-name="P3">Bed New PID values = KI = <text:s/>KP = KD =</text:p>
      <text:p text:style-name="P3">Bed1 Original PID values <text:span text:style-name="T2">No PID just watermark</text:span></text:p>
      <text:p text:style-name="P3">Bed1 New PID values = KI = <text:s/>KP = KD =</text:p>
      <text:h text:style-name="P10" text:outline-level="1">Pressure advance calibrations</text:h>
      <text:p text:style-name="P4"/>
      <text:p text:style-name="P4">Using instructions at <text:a xlink:type="simple" xlink:href="https://www.klipper3d.org/Pressure_Advance.html" text:style-name="Internet_20_link" text:visited-style-name="Visited_20_Internet_20_Link">https://www.klipper3d.org/Pressure_Advance.html</text:a> </text:p>
      <text:p text:style-name="P4">square_tower.gcode @ Neptune4/Calibrations/Pressure Advance</text:p>
      <text:p text:style-name="P4"/>
      <text:p text:style-name="P4"><text:date style:data-style-name="N36" text:date-value="2023-09-12T09:43:00.545525089" text:fixed="true">2023-09-12</text:date><text:s/><text:time style:data-style-name="N61" text:time-value="2023-09-12T09:43:11.295727039" text:fixed="true">09:43:11</text:time></text:p>
      <text:p text:style-name="P4"/>
      <text:p text:style-name="P4">Elegoo Black PLA</text:p>
      <text:p text:style-name="P4">Chinese knockoff CHT 0.4 mm brass nozzle</text:p>
      <text:p text:style-name="P4"/>
      <text:p text:style-name="P7">In non vase mode offset = <text:span text:style-name="T1">18.87</text:span></text:p>
      <text:p text:style-name="P4"/>
      <text:p text:style-name="P8">So Pressure advance <text:s/>0 + <text:span text:style-name="T1">18,87</text:span> * 0.005 = 0.0<text:span text:style-name="T1">944</text:span></text:p>
      <text:p text:style-name="P8"/>
      <text:p text:style-name="P2">The original pressure advance for the Elegoo nozzle was set from the factory at 0.022 !!</text:p>
      <text:p text:style-name="P8"/>
      <text:h text:style-name="Heading_20_1" text:outline-level="1">Probe Accuracy</text:h>
      <text:p text:style-name="P4"/>
      <text:p text:style-name="P4">Probe resolution seems to be 0.0025 mm 0.0001 “</text:p>
      <text:p text:style-name="P4"/>
      <text:p text:style-name="P5">No heat at home position</text:p>
      <text:p text:style-name="P5"/>
      <text:p text:style-name="P6">09:58:53  $ PROBE_ACCURACY</text:p>
      <text:p text:style-name="Standard">09:58:53  // PROBE_ACCURACY at X:141.000 Y:98.000 Z:2.988 (samples=10 retract=3.000 speed=10.0 lift_speed=10.0)</text:p>
      <text:p text:style-name="Standard">09:58:54  // probe at 141.000,98.000 is z=-0.015000</text:p>
      <text:p text:style-name="Standard">09:58:55  // probe at 141.000,98.000 is z=-0.015000</text:p>
      <text:p text:style-name="Standard">09:58:56  // probe at 141.000,98.000 is z=-0.015000</text:p>
      <text:p text:style-name="Standard">09:58:57  // probe at 141.000,98.000 is z=-0.015000</text:p>
      <text:p text:style-name="Standard">09:58:58  // probe at 141.000,98.000 is z=-0.015000</text:p>
      <text:p text:style-name="Standard">09:58:59  // probe at 141.000,98.000 is z=-0.012500</text:p>
      <text:p text:style-name="Standard"><text:soft-page-break/>09:59:00  // probe at 141.000,98.000 is z=-0.012500</text:p>
      <text:p text:style-name="Standard">09:59:01  // probe at 141.000,98.000 is z=-0.012500</text:p>
      <text:p text:style-name="Standard">09:59:02  // probe at 141.000,98.000 is z=-0.012500</text:p>
      <text:p text:style-name="Standard">09:59:03  // probe at 141.000,98.000 is z=-0.012500</text:p>
      <text:p text:style-name="Standard">09:59:03  // probe accuracy results: maximum -0.012500, minimum -0.015000, range 0.002500, average -0.013750, median -0.013750, standard deviation 0.001250</text:p>
      <text:p text:style-name="Standard"/>
      <text:p text:style-name="P5">Head at 205 bed at 60</text:p>
      <text:p text:style-name="P5"/>
      <text:p text:style-name="Standard">10:00:12  $ SET_HEATER_TEMPERATURE HEATER=extruder TARGET=205</text:p>
      <text:p text:style-name="Standard">10:00:17  $ SET_HEATER_TEMPERATURE HEATER=heater_bed TARGET=60</text:p>
      <text:p text:style-name="Standard">10:00:21  $ SET_HEATER_TEMPERATURE HEATER=heater_bed1 TARGET=60</text:p>
      <text:p text:style-name="Standard">10:08:35  $ PROBE_ACCURACY</text:p>
      <text:p text:style-name="Standard">10:08:35  // PROBE_ACCURACY at X:141.000 Y:98.000 Z:2.988 (samples=10 retract=3.000 speed=10.0 lift_speed=10.0)</text:p>
      <text:p text:style-name="Standard">10:08:36  // probe at 141.000,98.000 is z=0.090000</text:p>
      <text:p text:style-name="Standard">10:08:37  // probe at 141.000,98.000 is z=0.090000</text:p>
      <text:p text:style-name="Standard">10:08:38  // probe at 141.000,98.000 is z=0.087500</text:p>
      <text:p text:style-name="Standard">10:08:39  // probe at 141.000,98.000 is z=0.087500</text:p>
      <text:p text:style-name="Standard">10:08:40  // probe at 141.000,98.000 is z=0.090000</text:p>
      <text:p text:style-name="Standard">10:08:41  // probe at 141.000,98.000 is z=0.092500</text:p>
      <text:p text:style-name="Standard">10:08:42  // probe at 141.000,98.000 is z=0.092500</text:p>
      <text:p text:style-name="Standard">10:08:43  // probe at 141.000,98.000 is z=0.095000</text:p>
      <text:p text:style-name="Standard">10:08:44  // probe at 141.000,98.000 is z=0.092500</text:p>
      <text:p text:style-name="Standard">10:08:45  // probe at 141.000,98.000 is z=0.095000</text:p>
      <text:p text:style-name="Standard">10:08:45  // probe accuracy results: maximum 0.095000, minimum 0.087500, range 0.007500, average 0.091250, median 0.091250, standard deviation 0.002562</text:p>
      <text:p text:style-name="P4"/>
      <text:p text:style-name="P4">So a difference of +0.01050 mm between cold and hot Hot probe detects 0.01050 mm higher !!</text:p>
      <text:p text:style-name="P12">12 Sept 2023<text:line-break/><text:line-break/>Pressure advance calibration was done and confirmed for Elegoo black PLA at 200 mm/s</text:p>
      <text:p text:style-name="P13"/>
      <text:p text:style-name="P13">Custom Prusa End gcode macro was modified to turn of Nozzle and bed (both) heating</text:p>
      <text:p text:style-name="P13"/>
      <text:p text:style-name="P13">A Calibration torture test was printed (Ringing on X) filament streams and bad small detail resolution. Dimentional precision was quite good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09:41:15.346436896</meta:creation-date>
    <dc:date>2023-09-13T09:53:56.038109682</dc:date>
    <meta:editing-duration>PT4H25M11S</meta:editing-duration>
    <meta:editing-cycles>6</meta:editing-cycles>
    <meta:generator>LibreOffice/7.4.7.2$Linux_X86_64 LibreOffice_project/40$Build-2</meta:generator>
    <meta:document-statistic meta:table-count="0" meta:image-count="0" meta:object-count="0" meta:page-count="3" meta:paragraph-count="54" meta:word-count="432" meta:character-count="2965" meta:non-whitespace-character-count="2551"/>
  </office:meta>
</office:document-meta>
</file>